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b205" officeooo:paragraph-rsid="0003b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>HW3 is an introduction to various methods of using tree style communication between proces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4:28:11.857936283</meta:creation-date>
    <dc:date>2016-09-07T14:30:12.663970684</dc:date>
    <meta:editing-duration>PT2M1S</meta:editing-duration>
    <meta:editing-cycles>1</meta:editing-cycles>
    <meta:document-statistic meta:table-count="0" meta:image-count="0" meta:object-count="0" meta:page-count="1" meta:paragraph-count="2" meta:word-count="15" meta:character-count="103" meta:non-whitespace-character-count="89"/>
    <meta:generator>LibreOffice/5.2.0.4$Linux_X86_64 LibreOffice_project/20m0$Build-4</meta:generator>
  </office:meta>
</office:document-meta>
</file>